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officeooo:rsid="00024e6d" officeooo:paragraph-rsid="00024e6d"/>
    </style:style>
    <style:style style:name="P2" style:family="paragraph" style:parent-style-name="Subtitle">
      <style:paragraph-properties fo:padding-left="0cm" fo:padding-right="0cm" fo:padding-top="0cm" fo:padding-bottom="0.074cm" fo:border-left="none" fo:border-right="none" fo:border-top="none" fo:border-bottom="0.99pt solid #000000" style:join-border="false"/>
      <style:text-properties officeooo:rsid="00024e6d" officeooo:paragraph-rsid="00024e6d"/>
    </style:style>
    <style:style style:name="P3"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style style:name="P4" style:family="paragraph" style:parent-style-name="Table_20_Contents">
      <style:text-properties officeooo:rsid="00045998" officeooo:paragraph-rsid="00045998"/>
    </style:style>
    <style:style style:name="P5" style:family="paragraph" style:parent-style-name="Heading_20_1">
      <style:text-properties officeooo:rsid="00032d96" officeooo:paragraph-rsid="00032d96"/>
    </style:style>
    <style:style style:name="P6" style:family="paragraph" style:parent-style-name="Heading_20_1">
      <style:text-properties officeooo:rsid="00045998" officeooo:paragraph-rsid="00045998"/>
    </style:style>
    <style:style style:name="P7" style:family="paragraph" style:parent-style-name="Text_20_body">
      <style:text-properties officeooo:rsid="00024e6d" officeooo:paragraph-rsid="00024e6d"/>
    </style:style>
    <style:style style:name="P8" style:family="paragraph" style:parent-style-name="Text_20_body">
      <style:paragraph-properties fo:text-align="center" style:justify-single-word="false"/>
      <style:text-properties officeooo:rsid="00024e6d" officeooo:paragraph-rsid="00024e6d"/>
    </style:style>
    <style:style style:name="P9" style:family="paragraph" style:parent-style-name="Text_20_body">
      <style:text-properties officeooo:paragraph-rsid="00032d96"/>
    </style:style>
    <style:style style:name="P10" style:family="paragraph" style:parent-style-name="Text_20_body">
      <style:text-properties officeooo:paragraph-rsid="0004599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text:p>
      <text:p text:style-name="P2">Transition Based Parsing – Arc Eager avec Keras</text:p>
      <text:p text:style-name="P8">Blouin Baptiste – Bousquet Jérémie</text:p>
      <text:p text:style-name="P8"/>
      <text:p text:style-name="P7"/>
      <text:p text:style-name="P7"/>
      <text:p text:style-name="P7"/>
      <text:p text:style-name="P7"><text:span text:style-name="T3">Abstract </text:span>: ce rapport présente une implémentation de l’algorithme Arc Eager en Keras, pour différentes variantes dans les définitions des features (<text:span text:style-name="T1">part of speech </text:span><text:span text:style-name="T2">ou parties du discours</text:span>, morphologie, lemmes, …). Des vecteurs de mots pré-entraînés sont utilisés pour les entrées du réseau de neurone correspondant aux lemmes. Un réseau de neurone utilisant la librairie Keras est spécifiquement entraîné pour chaque ensemble de features, et pour quatre langues (français, anglais, japonais, néerlandais). Des résultats calculés selon la métrique LAS sont proposés pour les jeux de tests définis pour chaque langue.</text:p>
      <text:p text:style-name="P7">En addition, le système a également été entraîné et testé en ajoutant les couples de mots (et non les lemmes) en entrée. D’autres possibilités sont finalement discutées.</text:p>
      <text:p text:style-name="P7"/>
      <text:p text:style-name="P7"/>
      <text:h text:style-name="P5" text:outline-level="1">Méthode</text:h>
      <text:p text:style-name="P9"/>
      <text:h text:style-name="P6" text:outline-level="1">Implémentation</text:h>
      <text:p text:style-name="P10"/>
      <text:h text:style-name="P6" text:outline-level="1">Expériences réalisées</text:h>
      <text:p text:style-name="P10"/>
      <text:h text:style-name="P6" text:outline-level="1">Résultats</text:h>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4">FR</text:p>
          </table:table-cell>
          <table:table-cell table:style-name="Tableau1.A1" office:value-type="string">
            <text:p text:style-name="P4">NL</text:p>
          </table:table-cell>
          <table:table-cell table:style-name="Tableau1.A1" office:value-type="string">
            <text:p text:style-name="P4">EN</text:p>
          </table:table-cell>
          <table:table-cell table:style-name="Tableau1.E1" office:value-type="string">
            <text:p text:style-name="P4">JA</text:p>
          </table:table-cell>
        </table:table-row>
        <table:table-row>
          <table:table-cell table:style-name="Tableau1.A2" office:value-type="string">
            <text:p text:style-name="P4">f1</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ext:soft-page-break/>
        <table:table-row>
          <table:table-cell table:style-name="Tableau1.A2" office:value-type="string">
            <text:p text:style-name="P4">f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0"/>
      <text:h text:style-name="P6" text:outline-level="1">Commentaires</text:h>
      <text:p text:style-name="P10"/>
      <text:h text:style-name="P6" text:outline-level="1">Supplément</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louin / Bousquet<text:tab/>Décem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3:00.854000000</meta:creation-date>
    <dc:date>2018-11-29T23:24:58.223000000</dc:date>
    <meta:editing-duration>PT10M33S</meta:editing-duration>
    <meta:editing-cycles>2</meta:editing-cycles>
    <meta:generator>LibreOffice/6.0.6.2$Windows_X86_64 LibreOffice_project/0c292870b25a325b5ed35f6b45599d2ea4458e77</meta:generator>
    <meta:document-statistic meta:table-count="1" meta:image-count="0" meta:object-count="0" meta:page-count="2" meta:paragraph-count="19" meta:word-count="148" meta:character-count="984" meta:non-whitespace-character-count="853"/>
  </office:meta>
</office:document-meta>
</file>